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71124"/>
          <table:table-cell office:value-type="float" office:value="0.09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43.0"/>
          <table:table-cell office:value-type="float" office:value="394.0"/>
          <table:table-cell office:value-type="float" office:value="8080.0"/>
          <table:table-cell office:value-type="float" office:value="24516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502.337"/>
          <table:table-cell office:value-type="float" office:value="502.101"/>
          <table:table-cell office:value-type="float" office:value="501.98"/>
          <table:table-cell office:value-type="float" office:value="21770800.0"/>
          <table:table-cell office:value-type="float" office:value="0.0"/>
          <table:table-cell office:value-type="float" office:value="12293.0"/>
          <table:table-cell office:value-type="float" office:value="1306765.0"/>
          <table:table-cell office:value-type="float" office:value="23077704.0"/>
          <table:table-cell office:value-type="float" office:value="8080.0"/>
          <table:table-cell office:value-type="float" office:value="24516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float" office:value="1199.828"/>
          <table:table-cell office:value-type="float" office:value="1199.73"/>
          <table:table-cell office:value-type="float" office:value="40602582.0"/>
          <table:table-cell office:value-type="float" office:value="1.0"/>
          <table:table-cell office:value-type="float" office:value="63482.0"/>
          <table:table-cell office:value-type="float" office:value="9932409.0"/>
          <table:table-cell office:value-type="float" office:value="50535519.0"/>
          <table:table-cell office:value-type="float" office:value="7072.0"/>
          <table:table-cell office:value-type="float" office:value="20852.0"/>
          <table:table-cell office:value-type="float" office:value="93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9.0"/>
          <table:table-cell office:value-type="float" office:value="21037.0"/>
          <table:table-cell office:value-type="float" office:value="14069.0"/>
          <table:table-cell office:value-type="float" office:value="13046.0"/>
          <table:table-cell office:value-type="float" office:value="12541.0"/>
          <table:table-cell office:value-type="float" office:value="18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91252"/>
          <table:table-cell office:value-type="float" office:value="0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01.0"/>
          <table:table-cell office:value-type="float" office:value="8080.0"/>
          <table:table-cell office:value-type="float" office:value="24506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3.232"/>
          <table:table-cell office:value-type="float" office:value="2.967"/>
          <table:table-cell office:value-type="float" office:value="2.9"/>
          <table:table-cell office:value-type="float" office:value="129820.0"/>
          <table:table-cell office:value-type="float" office:value="0.0"/>
          <table:table-cell office:value-type="float" office:value="62.0"/>
          <table:table-cell office:value-type="float" office:value="4023.0"/>
          <table:table-cell office:value-type="float" office:value="133927.0"/>
          <table:table-cell office:value-type="float" office:value="8080.0"/>
          <table:table-cell office:value-type="float" office:value="24506.0"/>
          <table:table-cell office:value-type="float" office:value="9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868.365"/>
          <table:table-cell office:value-type="float" office:value="868.107"/>
          <table:table-cell office:value-type="float" office:value="868.01"/>
          <table:table-cell office:value-type="float" office:value="29188384.0"/>
          <table:table-cell office:value-type="float" office:value="0.0"/>
          <table:table-cell office:value-type="float" office:value="24826.0"/>
          <table:table-cell office:value-type="float" office:value="2574248.0"/>
          <table:table-cell office:value-type="float" office:value="31764079.0"/>
          <table:table-cell office:value-type="float" office:value="7072.0"/>
          <table:table-cell office:value-type="float" office:value="20842.0"/>
          <table:table-cell office:value-type="float" office:value="93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9.0"/>
          <table:table-cell office:value-type="float" office:value="21037.0"/>
          <table:table-cell office:value-type="float" office:value="14069.0"/>
          <table:table-cell office:value-type="float" office:value="13046.0"/>
          <table:table-cell office:value-type="float" office:value="12541.0"/>
          <table:table-cell office:value-type="float" office:value="184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199.717"/>
          <table:table-cell office:value-type="float" office:value="1199.62"/>
          <table:table-cell office:value-type="float" office:value="42512477.0"/>
          <table:table-cell office:value-type="float" office:value="1.0"/>
          <table:table-cell office:value-type="float" office:value="11256.0"/>
          <table:table-cell office:value-type="float" office:value="1556680.0"/>
          <table:table-cell office:value-type="float" office:value="44069587.0"/>
          <table:table-cell office:value-type="float" office:value="8080.0"/>
          <table:table-cell office:value-type="float" office:value="24516.0"/>
          <table:table-cell office:value-type="float" office:value="9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float" office:value="1199.768"/>
          <table:table-cell office:value-type="float" office:value="1199.69"/>
          <table:table-cell office:value-type="float" office:value="53624534.0"/>
          <table:table-cell office:value-type="float" office:value="1.0"/>
          <table:table-cell office:value-type="float" office:value="21500.0"/>
          <table:table-cell office:value-type="float" office:value="3063584.0"/>
          <table:table-cell office:value-type="float" office:value="56688187.0"/>
          <table:table-cell office:value-type="float" office:value="8080.0"/>
          <table:table-cell office:value-type="float" office:value="24516.0"/>
          <table:table-cell office:value-type="float" office:value="9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float" office:value="1199.787"/>
          <table:table-cell office:value-type="float" office:value="1199.67"/>
          <table:table-cell office:value-type="float" office:value="27566428.0"/>
          <table:table-cell office:value-type="float" office:value="1.0"/>
          <table:table-cell office:value-type="float" office:value="118777.0"/>
          <table:table-cell office:value-type="float" office:value="27979256.0"/>
          <table:table-cell office:value-type="float" office:value="55545875.0"/>
          <table:table-cell office:value-type="float" office:value="7072.0"/>
          <table:table-cell office:value-type="float" office:value="20852.0"/>
          <table:table-cell office:value-type="float" office:value="93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9.0"/>
          <table:table-cell office:value-type="float" office:value="21037.0"/>
          <table:table-cell office:value-type="float" office:value="14069.0"/>
          <table:table-cell office:value-type="float" office:value="13046.0"/>
          <table:table-cell office:value-type="float" office:value="12541.0"/>
          <table:table-cell office:value-type="float" office:value="18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104.39"/>
          <table:table-cell office:value-type="float" office:value="1104.084"/>
          <table:table-cell office:value-type="float" office:value="1103.98"/>
          <table:table-cell office:value-type="float" office:value="41303900.0"/>
          <table:table-cell office:value-type="float" office:value="0.0"/>
          <table:table-cell office:value-type="float" office:value="18986.0"/>
          <table:table-cell office:value-type="float" office:value="2486967.0"/>
          <table:table-cell office:value-type="float" office:value="43791110.0"/>
          <table:table-cell office:value-type="float" office:value="8080.0"/>
          <table:table-cell office:value-type="float" office:value="24508.0"/>
          <table:table-cell office:value-type="float" office:value="9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float" office:value="1199.792"/>
          <table:table-cell office:value-type="float" office:value="1199.71"/>
          <table:table-cell office:value-type="float" office:value="54302526.0"/>
          <table:table-cell office:value-type="float" office:value="1.0"/>
          <table:table-cell office:value-type="float" office:value="21081.0"/>
          <table:table-cell office:value-type="float" office:value="2467277.0"/>
          <table:table-cell office:value-type="float" office:value="56769863.0"/>
          <table:table-cell office:value-type="float" office:value="8080.0"/>
          <table:table-cell office:value-type="float" office:value="24508.0"/>
          <table:table-cell office:value-type="float" office:value="9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float" office:value="1199.829"/>
          <table:table-cell office:value-type="float" office:value="1199.73"/>
          <table:table-cell office:value-type="float" office:value="37404999.0"/>
          <table:table-cell office:value-type="float" office:value="1.0"/>
          <table:table-cell office:value-type="float" office:value="26178.0"/>
          <table:table-cell office:value-type="float" office:value="4225263.0"/>
          <table:table-cell office:value-type="float" office:value="41630722.0"/>
          <table:table-cell office:value-type="float" office:value="7072.0"/>
          <table:table-cell office:value-type="float" office:value="20844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9.0"/>
          <table:table-cell office:value-type="float" office:value="21037.0"/>
          <table:table-cell office:value-type="float" office:value="14069.0"/>
          <table:table-cell office:value-type="float" office:value="13046.0"/>
          <table:table-cell office:value-type="float" office:value="12541.0"/>
          <table:table-cell office:value-type="float" office:value="184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44.754"/>
          <table:table-cell office:value-type="float" office:value="444.46"/>
          <table:table-cell office:value-type="float" office:value="444.38"/>
          <table:table-cell office:value-type="float" office:value="15623723.0"/>
          <table:table-cell office:value-type="float" office:value="0.0"/>
          <table:table-cell office:value-type="float" office:value="3069.0"/>
          <table:table-cell office:value-type="float" office:value="290403.0"/>
          <table:table-cell office:value-type="float" office:value="15914518.0"/>
          <table:table-cell office:value-type="float" office:value="8080.0"/>
          <table:table-cell office:value-type="float" office:value="24516.0"/>
          <table:table-cell office:value-type="float" office:value="9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122.34"/>
          <table:table-cell office:value-type="float" office:value="1122.012"/>
          <table:table-cell office:value-type="float" office:value="1121.92"/>
          <table:table-cell office:value-type="float" office:value="48060473.0"/>
          <table:table-cell office:value-type="float" office:value="0.0"/>
          <table:table-cell office:value-type="float" office:value="20647.0"/>
          <table:table-cell office:value-type="float" office:value="2987022.0"/>
          <table:table-cell office:value-type="float" office:value="51047683.0"/>
          <table:table-cell office:value-type="float" office:value="8080.0"/>
          <table:table-cell office:value-type="float" office:value="24516.0"/>
          <table:table-cell office:value-type="float" office:value="9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62.0"/>
          <table:table-cell office:value-type="float" office:value="19666.0"/>
          <table:table-cell office:value-type="float" office:value="13574.0"/>
          <table:table-cell office:value-type="float" office:value="12186.0"/>
          <table:table-cell office:value-type="float" office:value="13505.0"/>
          <table:table-cell office:value-type="float" office:value="68.0"/>
          <table:table-cell office:value-type="float" office:value="1200.0"/>
          <table:table-cell office:value-type="float" office:value="1199.821"/>
          <table:table-cell office:value-type="float" office:value="1199.73"/>
          <table:table-cell office:value-type="float" office:value="36209352.0"/>
          <table:table-cell office:value-type="float" office:value="1.0"/>
          <table:table-cell office:value-type="float" office:value="131067.0"/>
          <table:table-cell office:value-type="float" office:value="21623737.0"/>
          <table:table-cell office:value-type="float" office:value="57833496.0"/>
          <table:table-cell office:value-type="float" office:value="7072.0"/>
          <table:table-cell office:value-type="float" office:value="20852.0"/>
          <table:table-cell office:value-type="float" office:value="93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29.0"/>
          <table:table-cell office:value-type="float" office:value="21037.0"/>
          <table:table-cell office:value-type="float" office:value="14069.0"/>
          <table:table-cell office:value-type="float" office:value="13046.0"/>
          <table:table-cell office:value-type="float" office:value="12541.0"/>
          <table:table-cell office:value-type="float" office:value="18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